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6.92mm"/>
    </style:style>
    <style:style style:name="co2" style:family="table-column">
      <style:table-column-properties fo:break-before="auto" style:column-width="8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os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RENILLAS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TAHUALPA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ALSA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ALVAS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CATAMAYO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CELICA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CENTINELA DEL CONDO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HAGUARPAMBA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CHILL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HINCHIPE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L GUABO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L PANGUI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PINDOLA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GONZANAMA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HUAQUILLA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LAS LAJA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OJA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MACARA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MACHALA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MARCABELI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ANGARITZ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OLMEDO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ALANDA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ALTAS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PAQUISHA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ASAJE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PINDAL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IÑAS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ORTOVELO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UYANGO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QUILANG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ANTA ROSA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SARAGURO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SOZORANGA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YACUAMBI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YANTZAZA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ZAMORA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ZAPOTILLO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ZARUMA</text:p>
          </table:table-cell>
          <table:table-cell office:value-type="float" office:value="77" calcext:value-type="float">
            <text:p>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8" meta:object-count="0"/>
    <meta:generator>LibreOffice/6.0.7.3$Linux_X86_64 LibreOffice_project/00m0$Build-3</meta:generator>
  </office:meta>
</office:document-meta>
</file>